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6083in" style:rel-column-width="5957*"/>
    </style:style>
    <style:style style:name="Table1.K" style:family="table-column">
      <style:table-column-properties style:column-width="0.6097in" style:rel-column-width="596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0.2278in" style:rel-column-width="2229*"/>
    </style:style>
    <style:style style:name="Table6.B" style:family="table-column">
      <style:table-column-properties style:column-width="2.0917in" style:rel-column-width="20474*"/>
    </style:style>
    <style:style style:name="Table6.C" style:family="table-column">
      <style:table-column-properties style:column-width="0.4993in" style:rel-column-width="4887*"/>
    </style:style>
    <style:style style:name="Table6.D" style:family="table-column">
      <style:table-column-properties style:column-width="0.534in" style:rel-column-width="5227*"/>
    </style:style>
    <style:style style:name="Table6.E" style:family="table-column">
      <style:table-column-properties style:column-width="0.9542in" style:rel-column-width="9339*"/>
    </style:style>
    <style:style style:name="Table6.F" style:family="table-column">
      <style:table-column-properties style:column-width="0.7965in" style:rel-column-width="7796*"/>
    </style:style>
    <style:style style:name="Table6.G" style:family="table-column">
      <style:table-column-properties style:column-width="1.5917in" style:rel-column-width="155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0.9278in" style:rel-column-width="9081*"/>
    </style:style>
    <style:style style:name="Table2.B" style:family="table-column">
      <style:table-column-properties style:column-width="1.234in" style:rel-column-width="12079*"/>
    </style:style>
    <style:style style:name="Table2.C" style:family="table-column">
      <style:table-column-properties style:column-width="1.2868in" style:rel-column-width="12595*"/>
    </style:style>
    <style:style style:name="Table2.D" style:family="table-column">
      <style:table-column-properties style:column-width="1.1472in" style:rel-column-width="11229*"/>
    </style:style>
    <style:style style:name="Table2.E" style:family="table-column">
      <style:table-column-properties style:column-width="0.9979in" style:rel-column-width="9768*"/>
    </style:style>
    <style:style style:name="Table2.F" style:family="table-column">
      <style:table-column-properties style:column-width="1.1014in" style:rel-column-width="107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0.9278in" style:rel-column-width="9081*"/>
    </style:style>
    <style:style style:name="Table3.B" style:family="table-column">
      <style:table-column-properties style:column-width="1.234in" style:rel-column-width="12079*"/>
    </style:style>
    <style:style style:name="Table3.C" style:family="table-column">
      <style:table-column-properties style:column-width="1.2868in" style:rel-column-width="12595*"/>
    </style:style>
    <style:style style:name="Table3.D" style:family="table-column">
      <style:table-column-properties style:column-width="1.1472in" style:rel-column-width="11229*"/>
    </style:style>
    <style:style style:name="Table3.E" style:family="table-column">
      <style:table-column-properties style:column-width="0.9979in" style:rel-column-width="9768*"/>
    </style:style>
    <style:style style:name="Table3.F" style:family="table-column">
      <style:table-column-properties style:column-width="1.1014in" style:rel-column-width="107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0.9278in" style:rel-column-width="9081*"/>
    </style:style>
    <style:style style:name="Table4.B" style:family="table-column">
      <style:table-column-properties style:column-width="1.234in" style:rel-column-width="12079*"/>
    </style:style>
    <style:style style:name="Table4.C" style:family="table-column">
      <style:table-column-properties style:column-width="1.2868in" style:rel-column-width="12595*"/>
    </style:style>
    <style:style style:name="Table4.D" style:family="table-column">
      <style:table-column-properties style:column-width="1.1472in" style:rel-column-width="11229*"/>
    </style:style>
    <style:style style:name="Table4.E" style:family="table-column">
      <style:table-column-properties style:column-width="0.9979in" style:rel-column-width="9768*"/>
    </style:style>
    <style:style style:name="Table4.F" style:family="table-column">
      <style:table-column-properties style:column-width="1.1014in" style:rel-column-width="107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0.9278in" style:rel-column-width="9081*"/>
    </style:style>
    <style:style style:name="Table5.B" style:family="table-column">
      <style:table-column-properties style:column-width="1.234in" style:rel-column-width="12079*"/>
    </style:style>
    <style:style style:name="Table5.C" style:family="table-column">
      <style:table-column-properties style:column-width="1.2868in" style:rel-column-width="12595*"/>
    </style:style>
    <style:style style:name="Table5.D" style:family="table-column">
      <style:table-column-properties style:column-width="1.1472in" style:rel-column-width="11229*"/>
    </style:style>
    <style:style style:name="Table5.E" style:family="table-column">
      <style:table-column-properties style:column-width="0.9979in" style:rel-column-width="9768*"/>
    </style:style>
    <style:style style:name="Table5.F" style:family="table-column">
      <style:table-column-properties style:column-width="1.1014in" style:rel-column-width="107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0.9278in" style:rel-column-width="9081*"/>
    </style:style>
    <style:style style:name="Table7.B" style:family="table-column">
      <style:table-column-properties style:column-width="1.234in" style:rel-column-width="12079*"/>
    </style:style>
    <style:style style:name="Table7.C" style:family="table-column">
      <style:table-column-properties style:column-width="1.2868in" style:rel-column-width="12595*"/>
    </style:style>
    <style:style style:name="Table7.D" style:family="table-column">
      <style:table-column-properties style:column-width="1.1472in" style:rel-column-width="11229*"/>
    </style:style>
    <style:style style:name="Table7.E" style:family="table-column">
      <style:table-column-properties style:column-width="0.9979in" style:rel-column-width="9768*"/>
    </style:style>
    <style:style style:name="Table7.F" style:family="table-column">
      <style:table-column-properties style:column-width="1.1014in" style:rel-column-width="1078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0.525in" style:rel-column-width="5138*"/>
    </style:style>
    <style:style style:name="Table8.B" style:family="table-column">
      <style:table-column-properties style:column-width="2.5736in" style:rel-column-width="25191*"/>
    </style:style>
    <style:style style:name="Table8.C" style:family="table-column">
      <style:table-column-properties style:column-width="3.5965in" style:rel-column-width="3520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51in" table:align="margins"/>
    </style:style>
    <style:style style:name="Table9.A" style:family="table-column">
      <style:table-column-properties style:column-width="0.525in" style:rel-column-width="5138*"/>
    </style:style>
    <style:style style:name="Table9.B" style:family="table-column">
      <style:table-column-properties style:column-width="2.5736in" style:rel-column-width="25191*"/>
    </style:style>
    <style:style style:name="Table9.C" style:family="table-column">
      <style:table-column-properties style:column-width="3.5965in" style:rel-column-width="3520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51in" table:align="margins"/>
    </style:style>
    <style:style style:name="Table10.A" style:family="table-column">
      <style:table-column-properties style:column-width="0.9278in" style:rel-column-width="9081*"/>
    </style:style>
    <style:style style:name="Table10.B" style:family="table-column">
      <style:table-column-properties style:column-width="1.234in" style:rel-column-width="12079*"/>
    </style:style>
    <style:style style:name="Table10.C" style:family="table-column">
      <style:table-column-properties style:column-width="1.2868in" style:rel-column-width="12595*"/>
    </style:style>
    <style:style style:name="Table10.D" style:family="table-column">
      <style:table-column-properties style:column-width="1.1472in" style:rel-column-width="11229*"/>
    </style:style>
    <style:style style:name="Table10.E" style:family="table-column">
      <style:table-column-properties style:column-width="0.9979in" style:rel-column-width="9768*"/>
    </style:style>
    <style:style style:name="Table10.F" style:family="table-column">
      <style:table-column-properties style:column-width="1.1014in" style:rel-column-width="10783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F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51in" table:align="margins"/>
    </style:style>
    <style:style style:name="Table11.A" style:family="table-column">
      <style:table-column-properties style:column-width="0.9278in" style:rel-column-width="9081*"/>
    </style:style>
    <style:style style:name="Table11.B" style:family="table-column">
      <style:table-column-properties style:column-width="1.234in" style:rel-column-width="12079*"/>
    </style:style>
    <style:style style:name="Table11.C" style:family="table-column">
      <style:table-column-properties style:column-width="1.2868in" style:rel-column-width="12595*"/>
    </style:style>
    <style:style style:name="Table11.D" style:family="table-column">
      <style:table-column-properties style:column-width="1.1472in" style:rel-column-width="11229*"/>
    </style:style>
    <style:style style:name="Table11.E" style:family="table-column">
      <style:table-column-properties style:column-width="0.9979in" style:rel-column-width="9768*"/>
    </style:style>
    <style:style style:name="Table11.F" style:family="table-column">
      <style:table-column-properties style:column-width="1.1014in" style:rel-column-width="10783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Horizontal_20_Line" style:list-style-name=""/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Heading_20_1"/>
    <style:style style:name="P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953_903728746" text:style-name="Index_20_Link" text:visited-style-name="Index_20_Link">CanNode protocol documentation<text:tab/>1</text:a></text:p>
          <text:p text:style-name="P8"><text:a xlink:type="simple" xlink:href="#__RefHeading__747_994751127" text:style-name="Index_20_Link" text:visited-style-name="Index_20_Link">General settings<text:tab/>2</text:a></text:p>
          <text:p text:style-name="P8"><text:a xlink:type="simple" xlink:href="#__RefHeading__749_994751127" text:style-name="Index_20_Link" text:visited-style-name="Index_20_Link">Message identifier<text:tab/>2</text:a></text:p>
          <text:p text:style-name="P8"><text:a xlink:type="simple" xlink:href="#__RefHeading__751_994751127" text:style-name="Index_20_Link" text:visited-style-name="Index_20_Link">Commands<text:tab/>2</text:a></text:p>
          <text:p text:style-name="P7"><text:a xlink:type="simple" xlink:href="#__RefHeading__753_994751127" text:style-name="Index_20_Link" text:visited-style-name="Index_20_Link">MSG_STATUS_UPTIME<text:tab/>3</text:a></text:p>
          <text:p text:style-name="P7"><text:a xlink:type="simple" xlink:href="#__RefHeading__755_994751127" text:style-name="Index_20_Link" text:visited-style-name="Index_20_Link">MSG_STATUS_RELAIS<text:tab/>3</text:a></text:p>
          <text:p text:style-name="P7"><text:a xlink:type="simple" xlink:href="#__RefHeading__757_994751127" text:style-name="Index_20_Link" text:visited-style-name="Index_20_Link">MSG_STATUS_HR20_TEMPS TBD<text:tab/>4</text:a></text:p>
          <text:p text:style-name="P7"><text:a xlink:type="simple" xlink:href="#__RefHeading__759_994751127" text:style-name="Index_20_Link" text:visited-style-name="Index_20_Link">MSG_STATUS_HR20_MISC TBD<text:tab/>4</text:a></text:p>
          <text:p text:style-name="P7"><text:a xlink:type="simple" xlink:href="#__RefHeading__955_903728746" text:style-name="Index_20_Link" text:visited-style-name="Index_20_Link">MSG_STATUS_CONFIG<text:tab/>4</text:a></text:p>
          <text:p text:style-name="P7"><text:a xlink:type="simple" xlink:href="#__RefHeading__957_903728746" text:style-name="Index_20_Link" text:visited-style-name="Index_20_Link">MSG_CMD_CONFIG_SET<text:tab/>5</text:a></text:p>
          <text:p text:style-name="P7"><text:a xlink:type="simple" xlink:href="#__RefHeading__959_903728746" text:style-name="Index_20_Link" text:visited-style-name="Index_20_Link">MSG_CMD_CONFIG_GET<text:tab/>5</text:a></text:p>
          <text:p text:style-name="P8"><text:a xlink:type="simple" xlink:href="#__RefHeading__961_903728746" text:style-name="Index_20_Link" text:visited-style-name="Index_20_Link">Configurable stuff<text:tab/>6</text:a></text:p>
          <text:p text:style-name="P8"><text:a xlink:type="simple" xlink:href="#__RefHeading__963_903728746" text:style-name="Index_20_Link" text:visited-style-name="Index_20_Link">Modes<text:tab/>6</text:a></text:p>
        </text:index-body>
      </text:table-of-content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><text:soft-page-break/></text:p>
      <text:p text:style-name="Text_20_body"/>
      <text:h text:style-name="Heading_20_2" text:outline-level="2"><text:bookmark-start text:name="__RefHeading__747_994751127"/>General settings<text:bookmark-end text:name="__RefHeading__747_994751127"/></text:h>
      <text:p text:style-name="Text_20_body">Baudrate: 125kbps</text:p>
      <text:p text:style-name="Text_20_body">Message identifier: standard 11bit</text:p>
      <text:h text:style-name="Heading_20_2" text:outline-level="2"><text:bookmark-start text:name="__RefHeading__749_994751127"/>Message identifier<text:bookmark-end text:name="__RefHeading__749_994751127"/></text:h>
      <text:p text:style-name="Text_20_body">Bits:</text:p>
      <table:table table:name="Table1" table:style-name="Table1">
        <table:table-column table:style-name="Table1.A" table:number-columns-repeated="10"/>
        <table:table-column table:style-name="Table1.K"/>
        <table:table-row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1</text:p>
          </table:table-cell>
          <table:table-cell table:style-name="Table1.K1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table:number-columns-spanned="5" office:value-type="string">
            <text:p text:style-name="P1">Command</text:p>
          </table:table-cell>
          <table:covered-table-cell/>
          <table:covered-table-cell/>
          <table:covered-table-cell/>
          <table:covered-table-cell/>
          <table:table-cell table:style-name="Table1.G2" table:number-columns-spanned="5" office:value-type="string">
            <text:p text:style-name="P1">Address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pan text:style-name="T1">A</text:span><text:tab/><text:tab/>the ack bit. For commands that need to be ack'ed, this can be used for the returning <text:tab/><text:tab/>package. The ack package should have dlc set to 0.</text:p>
      <text:p text:style-name="Standard"><text:span text:style-name="T1">Address</text:span> <text:tab/>the node address from 0 to 32. 0 to 3 should be reserved for masters (pc).</text:p>
      <text:p text:style-name="Standard"><text:tab/><text:tab/>Address can be source or destination.</text:p>
      <text:p text:style-name="Standard"><text:span text:style-name="T1">Command<text:tab/></text:span>explained in the “Commands” section. It ranges from 0 to 32.</text:p>
      <text:p text:style-name="Standard"/>
      <text:h text:style-name="Heading_20_2" text:outline-level="2"><text:bookmark-start text:name="__RefHeading__751_994751127"/>Commands<text:bookmark-end text:name="__RefHeading__751_994751127"/></text:h>
      <text:p text:style-name="Text_20_body">Short table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2">ID</text:p>
          </table:table-cell>
          <table:table-cell table:style-name="Table6.A1" office:value-type="string">
            <text:p text:style-name="P2">Name</text:p>
          </table:table-cell>
          <table:table-cell table:style-name="Table6.A1" office:value-type="string">
            <text:p text:style-name="P2">Length</text:p>
          </table:table-cell>
          <table:table-cell table:style-name="Table6.A1" office:value-type="string">
            <text:p text:style-name="P2">Cyclic</text:p>
          </table:table-cell>
          <table:table-cell table:style-name="Table6.A1" office:value-type="string">
            <text:p text:style-name="P2">Master/Slave</text:p>
            <text:p text:style-name="P2">sends</text:p>
          </table:table-cell>
          <table:table-cell table:style-name="Table6.A1" office:value-type="string">
            <text:p text:style-name="P2">Needs Ack</text:p>
          </table:table-cell>
          <table:table-cell table:style-name="Table6.G1" office:value-type="string">
            <text:p text:style-name="P2">Comment</text:p>
          </table:table-cell>
        </table:table-row>
        <table:table-row>
          <table:table-cell table:style-name="Table6.A2" office:value-type="string">
            <text:p text:style-name="P2">0</text:p>
          </table:table-cell>
          <table:table-cell table:style-name="Table6.A2" office:value-type="string">
            <text:p text:style-name="P2">MSG_STATUS_UPTIME</text:p>
          </table:table-cell>
          <table:table-cell table:style-name="Table6.A2" office:value-type="string">
            <text:p text:style-name="P2">6</text:p>
          </table:table-cell>
          <table:table-cell table:style-name="Table6.A2" office:value-type="string">
            <text:p text:style-name="P2">1s</text:p>
          </table:table-cell>
          <table:table-cell table:style-name="Table6.A2" office:value-type="string">
            <text:p text:style-name="P2">Slave</text:p>
          </table:table-cell>
          <table:table-cell table:style-name="Table6.A2" office:value-type="string">
            <text:p text:style-name="P2">No</text:p>
          </table:table-cell>
          <table:table-cell table:style-name="Table6.G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2">1</text:p>
          </table:table-cell>
          <table:table-cell table:style-name="Table6.A2" office:value-type="string">
            <text:p text:style-name="P2">MSG_STATUS_RELAIS</text:p>
          </table:table-cell>
          <table:table-cell table:style-name="Table6.A2" office:value-type="string">
            <text:p text:style-name="P2">1</text:p>
          </table:table-cell>
          <table:table-cell table:style-name="Table6.A2" office:value-type="string">
            <text:p text:style-name="P2">250ms</text:p>
          </table:table-cell>
          <table:table-cell table:style-name="Table6.A2" office:value-type="string">
            <text:p text:style-name="P2">Slave</text:p>
          </table:table-cell>
          <table:table-cell table:style-name="Table6.A2" office:value-type="string">
            <text:p text:style-name="P2">No</text:p>
          </table:table-cell>
          <table:table-cell table:style-name="Table6.G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2">2</text:p>
          </table:table-cell>
          <table:table-cell table:style-name="Table6.A2" office:value-type="string">
            <text:p text:style-name="P2">MSG_STATUS_HR20_TEMPS</text:p>
          </table:table-cell>
          <table:table-cell table:style-name="Table6.A2" office:value-type="string">
            <text:p text:style-name="P2">5</text:p>
          </table:table-cell>
          <table:table-cell table:style-name="Table6.A2" office:value-type="string">
            <text:p text:style-name="P2">1s</text:p>
          </table:table-cell>
          <table:table-cell table:style-name="Table6.A2" office:value-type="string">
            <text:p text:style-name="P2">Slave</text:p>
          </table:table-cell>
          <table:table-cell table:style-name="Table6.A2" office:value-type="string">
            <text:p text:style-name="P2">No</text:p>
          </table:table-cell>
          <table:table-cell table:style-name="Table6.G2" office:value-type="string">
            <text:p text:style-name="P2">Only if HR20 enabled</text:p>
          </table:table-cell>
        </table:table-row>
        <table:table-row>
          <table:table-cell table:style-name="Table6.A2" office:value-type="string">
            <text:p text:style-name="P2">3</text:p>
          </table:table-cell>
          <table:table-cell table:style-name="Table6.A2" office:value-type="string">
            <text:p text:style-name="P2">MSG_STATUS_HR20_MISC</text:p>
          </table:table-cell>
          <table:table-cell table:style-name="Table6.A2" office:value-type="string">
            <text:p text:style-name="P2">5</text:p>
          </table:table-cell>
          <table:table-cell table:style-name="Table6.A2" office:value-type="string">
            <text:p text:style-name="P2">1s</text:p>
          </table:table-cell>
          <table:table-cell table:style-name="Table6.A2" office:value-type="string">
            <text:p text:style-name="P2">Slave</text:p>
          </table:table-cell>
          <table:table-cell table:style-name="Table6.A2" office:value-type="string">
            <text:p text:style-name="P2">No</text:p>
          </table:table-cell>
          <table:table-cell table:style-name="Table6.G2" office:value-type="string">
            <text:p text:style-name="P2">Only if HR20 enabled</text:p>
          </table:table-cell>
        </table:table-row>
        <table:table-row>
          <table:table-cell table:style-name="Table6.A2" office:value-type="string">
            <text:p text:style-name="P2">4</text:p>
          </table:table-cell>
          <table:table-cell table:style-name="Table6.A2" office:value-type="string">
            <text:p text:style-name="P2">MSG_STATUS_CONFIG</text:p>
          </table:table-cell>
          <table:table-cell table:style-name="Table6.A2" office:value-type="string">
            <text:p text:style-name="P2">2</text:p>
          </table:table-cell>
          <table:table-cell table:style-name="Table6.A2" office:value-type="string">
            <text:p text:style-name="P2">No</text:p>
          </table:table-cell>
          <table:table-cell table:style-name="Table6.A2" office:value-type="string">
            <text:p text:style-name="P2">Slave</text:p>
          </table:table-cell>
          <table:table-cell table:style-name="Table6.A2" office:value-type="string">
            <text:p text:style-name="P2">No</text:p>
          </table:table-cell>
          <table:table-cell table:style-name="Table6.G2" office:value-type="string">
            <text:p text:style-name="P2">On request</text:p>
          </table:table-cell>
        </table:table-row>
        <table:table-row>
          <table:table-cell table:style-name="Table6.A2" office:value-type="string">
            <text:p text:style-name="P2">7</text:p>
          </table:table-cell>
          <table:table-cell table:style-name="Table6.A2" office:value-type="string">
            <text:p text:style-name="P2">MSG_CMD_BOOTLOADER</text:p>
          </table:table-cell>
          <table:table-cell table:style-name="Table6.A2" office:value-type="string">
            <text:p text:style-name="P2">0</text:p>
          </table:table-cell>
          <table:table-cell table:style-name="Table6.A2" office:value-type="string">
            <text:p text:style-name="P2">No</text:p>
          </table:table-cell>
          <table:table-cell table:style-name="Table6.A2" office:value-type="string">
            <text:p text:style-name="P2">Master</text:p>
          </table:table-cell>
          <table:table-cell table:style-name="Table6.A2" office:value-type="string">
            <text:p text:style-name="P2">No</text:p>
          </table:table-cell>
          <table:table-cell table:style-name="Table6.G2" office:value-type="string">
            <text:p text:style-name="P2">Bootloader vector jump</text:p>
          </table:table-cell>
        </table:table-row>
        <table:table-row>
          <table:table-cell table:style-name="Table6.A2" office:value-type="string">
            <text:p text:style-name="P2">8</text:p>
          </table:table-cell>
          <table:table-cell table:style-name="Table6.A2" office:value-type="string">
            <text:p text:style-name="P2">MSG_CMD_RESET</text:p>
          </table:table-cell>
          <table:table-cell table:style-name="Table6.A2" office:value-type="string">
            <text:p text:style-name="P2">0</text:p>
          </table:table-cell>
          <table:table-cell table:style-name="Table6.A2" office:value-type="string">
            <text:p text:style-name="P2">No</text:p>
          </table:table-cell>
          <table:table-cell table:style-name="Table6.A2" office:value-type="string">
            <text:p text:style-name="P2">Master</text:p>
          </table:table-cell>
          <table:table-cell table:style-name="Table6.A2" office:value-type="string">
            <text:p text:style-name="P2">No</text:p>
          </table:table-cell>
          <table:table-cell table:style-name="Table6.G2" office:value-type="string">
            <text:p text:style-name="P2">Reset vector <text:s/>jump</text:p>
          </table:table-cell>
        </table:table-row>
        <table:table-row>
          <table:table-cell table:style-name="Table6.A2" office:value-type="string">
            <text:p text:style-name="P2">9</text:p>
          </table:table-cell>
          <table:table-cell table:style-name="Table6.A2" office:value-type="string">
            <text:p text:style-name="P2">MSG_CMD_RELAIS</text:p>
          </table:table-cell>
          <table:table-cell table:style-name="Table6.A2" office:value-type="string">
            <text:p text:style-name="P2">2</text:p>
          </table:table-cell>
          <table:table-cell table:style-name="Table6.A2" office:value-type="string">
            <text:p text:style-name="P2">No</text:p>
          </table:table-cell>
          <table:table-cell table:style-name="Table6.A2" office:value-type="string">
            <text:p text:style-name="P2">Both</text:p>
          </table:table-cell>
          <table:table-cell table:style-name="Table6.A2" office:value-type="string">
            <text:p text:style-name="P2">Yes</text:p>
          </table:table-cell>
          <table:table-cell table:style-name="Table6.G2" office:value-type="string">
            <text:p text:style-name="P2">Set relais</text:p>
          </table:table-cell>
        </table:table-row>
        <table:table-row>
          <table:table-cell table:style-name="Table6.A2" office:value-type="string">
            <text:p text:style-name="P2">10</text:p>
          </table:table-cell>
          <table:table-cell table:style-name="Table6.A2" office:value-type="string">
            <text:p text:style-name="P2">MSG_CMD_CONFIG_SET</text:p>
          </table:table-cell>
          <table:table-cell table:style-name="Table6.A2" office:value-type="string">
            <text:p text:style-name="P2">2</text:p>
          </table:table-cell>
          <table:table-cell table:style-name="Table6.A2" office:value-type="string">
            <text:p text:style-name="P2">No</text:p>
          </table:table-cell>
          <table:table-cell table:style-name="Table6.A2" office:value-type="string">
            <text:p text:style-name="P2">Master</text:p>
          </table:table-cell>
          <table:table-cell table:style-name="Table6.A2" office:value-type="string">
            <text:p text:style-name="P2">Yes</text:p>
          </table:table-cell>
          <table:table-cell table:style-name="Table6.G2" office:value-type="string">
            <text:p text:style-name="P2">Set config (eeprom)</text:p>
          </table:table-cell>
        </table:table-row>
        <table:table-row>
          <table:table-cell table:style-name="Table6.A2" office:value-type="string">
            <text:p text:style-name="P2">11</text:p>
          </table:table-cell>
          <table:table-cell table:style-name="Table6.A2" office:value-type="string">
            <text:p text:style-name="P2">MSG_CMD_CONFIG_GET</text:p>
          </table:table-cell>
          <table:table-cell table:style-name="Table6.A2" office:value-type="string">
            <text:p text:style-name="P2">1</text:p>
          </table:table-cell>
          <table:table-cell table:style-name="Table6.A2" office:value-type="string">
            <text:p text:style-name="P2">No</text:p>
          </table:table-cell>
          <table:table-cell table:style-name="Table6.A2" office:value-type="string">
            <text:p text:style-name="P2">Master</text:p>
          </table:table-cell>
          <table:table-cell table:style-name="Table6.A2" office:value-type="string">
            <text:p text:style-name="P2">No</text:p>
          </table:table-cell>
          <table:table-cell table:style-name="Table6.G2" office:value-type="string">
            <text:p text:style-name="P2">Get config</text:p>
          </table:table-cell>
        </table:table-row>
        <table:table-row>
          <table:table-cell table:style-name="Table6.A2" office:value-type="string">
            <text:p text:style-name="P2">12</text:p>
          </table:table-cell>
          <table:table-cell table:style-name="Table6.A2" office:value-type="string">
            <text:p text:style-name="P2">MSG_HR20_SET_T</text:p>
          </table:table-cell>
          <table:table-cell table:style-name="Table6.A2" office:value-type="string">
            <text:p text:style-name="P2">1</text:p>
          </table:table-cell>
          <table:table-cell table:style-name="Table6.A2" office:value-type="string">
            <text:p text:style-name="P2">No</text:p>
          </table:table-cell>
          <table:table-cell table:style-name="Table6.A2" office:value-type="string">
            <text:p text:style-name="P2">Master</text:p>
          </table:table-cell>
          <table:table-cell table:style-name="Table6.A2" office:value-type="string">
            <text:p text:style-name="P2">Yes</text:p>
          </table:table-cell>
          <table:table-cell table:style-name="Table6.G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2">13</text:p>
          </table:table-cell>
          <table:table-cell table:style-name="Table6.A2" office:value-type="string">
            <text:p text:style-name="P2">MSG_HR20_SET_MODE_MANU</text:p>
          </table:table-cell>
          <table:table-cell table:style-name="Table6.A2" office:value-type="string">
            <text:p text:style-name="P2">0</text:p>
          </table:table-cell>
          <table:table-cell table:style-name="Table6.A2" office:value-type="string">
            <text:p text:style-name="P2">No</text:p>
          </table:table-cell>
          <table:table-cell table:style-name="Table6.A2" office:value-type="string">
            <text:p text:style-name="P2">Master</text:p>
          </table:table-cell>
          <table:table-cell table:style-name="Table6.A2" office:value-type="string">
            <text:p text:style-name="P2">Yes</text:p>
          </table:table-cell>
          <table:table-cell table:style-name="Table6.G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2">14</text:p>
          </table:table-cell>
          <table:table-cell table:style-name="Table6.A2" office:value-type="string">
            <text:p text:style-name="P2">MSG_HR20_SET_MODE_AUTO</text:p>
          </table:table-cell>
          <table:table-cell table:style-name="Table6.A2" office:value-type="string">
            <text:p text:style-name="P2">0</text:p>
          </table:table-cell>
          <table:table-cell table:style-name="Table6.A2" office:value-type="string">
            <text:p text:style-name="P2">No</text:p>
          </table:table-cell>
          <table:table-cell table:style-name="Table6.A2" office:value-type="string">
            <text:p text:style-name="P2">Master</text:p>
          </table:table-cell>
          <table:table-cell table:style-name="Table6.A2" office:value-type="string">
            <text:p text:style-name="P2">Yes</text:p>
          </table:table-cell>
          <table:table-cell table:style-name="Table6.G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2">15</text:p>
          </table:table-cell>
          <table:table-cell table:style-name="Table6.A2" office:value-type="string">
            <text:p text:style-name="P2">MSG_HR20_SET_TIME_DATE</text:p>
          </table:table-cell>
          <table:table-cell table:style-name="Table6.A2" office:value-type="string">
            <text:p text:style-name="P2">6</text:p>
          </table:table-cell>
          <table:table-cell table:style-name="Table6.A2" office:value-type="string">
            <text:p text:style-name="P2">No</text:p>
          </table:table-cell>
          <table:table-cell table:style-name="Table6.A2" office:value-type="string">
            <text:p text:style-name="P2">Master</text:p>
          </table:table-cell>
          <table:table-cell table:style-name="Table6.A2" office:value-type="string">
            <text:p text:style-name="P2">Yes</text:p>
          </table:table-cell>
          <table:table-cell table:style-name="Table6.G2" office:value-type="string">
            <text:p text:style-name="P2"/>
          </table:table-cell>
        </table:table-row>
      </table:table>
      <text:h text:style-name="Heading_20_3" text:outline-level="3"><text:soft-page-break/></text:h>
      <text:h text:style-name="Heading_20_3" text:outline-level="3"><text:bookmark-start text:name="__RefHeading__753_994751127"/>MSG_STATUS_UPTIME<text:bookmark-end text:name="__RefHeading__753_994751127"/></text:h>
      <text:p text:style-name="Text_20_body">Identifier <text:tab/><text:tab/>0</text:p>
      <text:p text:style-name="Text_20_body">Data Length Code <text:tab/>6</text:p>
      <text:p text:style-name="Text_20_body">Cyclic<text:tab/><text:tab/><text:tab/>every second</text:p>
      <text:p text:style-name="Text_20_body">Slave</text:p>
      <text:p text:style-name="Text_20_body">Data byt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4</text:p>
          </table:table-cell>
          <table:table-cell table:style-name="Table2.F1" office:value-type="string">
            <text:p text:style-name="P1">5</text:p>
          </table:table-cell>
        </table:table-row>
        <table:table-row>
          <table:table-cell table:style-name="Table2.A2" office:value-type="string">
            <text:p text:style-name="P1">Version</text:p>
          </table:table-cell>
          <table:table-cell table:style-name="Table2.A2" office:value-type="string">
            <text:p text:style-name="P1">Uptime[31..24]</text:p>
          </table:table-cell>
          <table:table-cell table:style-name="Table2.A2" office:value-type="string">
            <text:p text:style-name="P1">Uptime[23..16]</text:p>
          </table:table-cell>
          <table:table-cell table:style-name="Table2.A2" office:value-type="string">
            <text:p text:style-name="P1">Uptime[15..8]</text:p>
          </table:table-cell>
          <table:table-cell table:style-name="Table2.A2" office:value-type="string">
            <text:p text:style-name="P1">Uptime[7..0]</text:p>
          </table:table-cell>
          <table:table-cell table:style-name="Table2.F2" office:value-type="string">
            <text:p text:style-name="P1">Voltage</text:p>
          </table:table-cell>
        </table:table-row>
      </table:table>
      <text:p text:style-name="Text_20_body"/>
      <text:p text:style-name="Text_20_body">Version<text:tab/>uint8_t anything allowed</text:p>
      <text:p text:style-name="Text_20_body">Uptime<text:tab/>uint32_t in seconds</text:p>
      <text:p text:style-name="Text_20_body">Voltage<text:tab/>uint8_t measured voltage in volts * 10 (50 = 5V)</text:p>
      <text:p text:style-name="Text_20_body"/>
      <text:h text:style-name="Heading_20_3" text:outline-level="3"><text:bookmark-start text:name="__RefHeading__755_994751127"/>MSG_STATUS_RELAIS<text:bookmark-end text:name="__RefHeading__755_994751127"/></text:h>
      <text:p text:style-name="Text_20_body">Identifier <text:tab/><text:tab/>1</text:p>
      <text:p text:style-name="Text_20_body">Data Length Code <text:tab/>1</text:p>
      <text:p text:style-name="Text_20_body">Cyclic<text:tab/><text:tab/><text:tab/>every 250ms</text:p>
      <text:p text:style-name="Text_20_body">Slav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F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Relais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F2" office:value-type="string">
            <text:p text:style-name="P1"/>
          </table:table-cell>
        </table:table-row>
      </table:table>
      <text:p text:style-name="Text_20_body"/>
      <text:p text:style-name="Text_20_body">Relais<text:tab/><text:tab/>uint8_t status of the four relais (bits 3..0)</text:p>
      <text:p text:style-name="Text_20_body"/>
      <text:p text:style-name="Text_20_body">Other nodes can parse this packet to show the status of a relais on its LEDs.</text:p>
      <text:h text:style-name="Heading_20_3" text:outline-level="3"/>
      <text:p text:style-name="Text_20_body"/>
      <text:p text:style-name="Text_20_body"/>
      <text:h text:style-name="Heading_20_3" text:outline-level="3"><text:bookmark-start text:name="__RefHeading__757_994751127"/><text:soft-page-break/>MSG_STATUS_HR20_TEMPS TBD<text:bookmark-end text:name="__RefHeading__757_994751127"/></text:h>
      <text:p text:style-name="Text_20_body">Identifier <text:tab/><text:tab/>2</text:p>
      <text:p text:style-name="Text_20_body">Data Length Code <text:tab/>1</text:p>
      <text:p text:style-name="Text_20_body">Cyclic<text:tab/><text:tab/><text:tab/>Yes, every 250ms</text:p>
      <text:p text:style-name="Text_20_body">Slav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F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>Relais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F2" office:value-type="string">
            <text:p text:style-name="P1"/>
          </table:table-cell>
        </table:table-row>
      </table:table>
      <text:p text:style-name="Text_20_body"/>
      <text:p text:style-name="Text_20_body">Relais<text:tab/><text:tab/>uint8_t status of the four relais (bits 3..0)</text:p>
      <text:p text:style-name="Text_20_body"/>
      <text:h text:style-name="Heading_20_3" text:outline-level="3"><text:bookmark-start text:name="__RefHeading__759_994751127"/>MSG_STATUS_HR20_MISC TBD<text:bookmark-end text:name="__RefHeading__759_994751127"/></text:h>
      <text:p text:style-name="Text_20_body">Identifier <text:tab/><text:tab/>2</text:p>
      <text:p text:style-name="Text_20_body">Data Length Code <text:tab/>1</text:p>
      <text:p text:style-name="Text_20_body">Cyclic<text:tab/><text:tab/><text:tab/>Yes, every 250ms</text:p>
      <text:p text:style-name="Text_20_body">Slav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F1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>Relais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F2" office:value-type="string">
            <text:p text:style-name="P1"/>
          </table:table-cell>
        </table:table-row>
      </table:table>
      <text:p text:style-name="Text_20_body"/>
      <text:p text:style-name="Text_20_body">Relais<text:tab/><text:tab/>uint8_t status of the four relais (bits 3..0)</text:p>
      <text:p text:style-name="Text_20_body"/>
      <text:h text:style-name="Heading_20_3" text:outline-level="3"><text:bookmark-start text:name="__RefHeading__955_903728746"/>MSG_STATUS_CONFIG<text:bookmark-end text:name="__RefHeading__955_903728746"/></text:h>
      <text:p text:style-name="Text_20_body">Identifier <text:tab/><text:tab/>4</text:p>
      <text:p text:style-name="Text_20_body">Data Length Code <text:tab/>2</text:p>
      <text:p text:style-name="Text_20_body">Cyclic<text:tab/><text:tab/><text:tab/>No</text:p>
      <text:p text:style-name="Text_20_body">Slav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">0</text:p>
          </table:table-cell>
          <table:table-cell table:style-name="Table7.A1" office:value-type="string">
            <text:p text:style-name="P1">1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F1" office:value-type="string">
            <text:p text:style-name="P1"/>
          </table:table-cell>
        </table:table-row>
        <table:table-row>
          <table:table-cell table:style-name="Table7.A2" office:value-type="string">
            <text:p text:style-name="P1">Type</text:p>
          </table:table-cell>
          <table:table-cell table:style-name="Table7.A2" office:value-type="string">
            <text:p text:style-name="P1">Value</text:p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F2" office:value-type="string">
            <text:p text:style-name="P1"/>
          </table:table-cell>
        </table:table-row>
      </table:table>
      <text:p text:style-name="Text_20_body"/>
      <text:p text:style-name="Text_20_body">Type<text:tab/><text:tab/>See section “Configurable stuff”</text:p>
      <text:p text:style-name="Text_20_body">Value<text:tab/><text:tab/>Value of type</text:p>
      <text:h text:style-name="Heading_20_3" text:outline-level="3"><text:bookmark-start text:name="__RefHeading__957_903728746"/><text:soft-page-break/>MSG_CMD_CONFIG_SET<text:bookmark-end text:name="__RefHeading__957_903728746"/></text:h>
      <text:p text:style-name="Text_20_body">Identifier <text:tab/><text:tab/>10</text:p>
      <text:p text:style-name="Text_20_body">Data Length Code <text:tab/>2</text:p>
      <text:p text:style-name="Text_20_body">Cyclic<text:tab/><text:tab/><text:tab/>No</text:p>
      <text:p text:style-name="Text_20_body">Master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1">0</text:p>
          </table:table-cell>
          <table:table-cell table:style-name="Table10.A1" office:value-type="string">
            <text:p text:style-name="P1">1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F1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>Type</text:p>
          </table:table-cell>
          <table:table-cell table:style-name="Table10.A2" office:value-type="string">
            <text:p text:style-name="P1">Value</text:p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/>
          </table:table-cell>
          <table:table-cell table:style-name="Table10.F2" office:value-type="string">
            <text:p text:style-name="P1"/>
          </table:table-cell>
        </table:table-row>
      </table:table>
      <text:p text:style-name="Text_20_body"/>
      <text:p text:style-name="Text_20_body">Type<text:tab/><text:tab/>See section “Configurable stuff”</text:p>
      <text:p text:style-name="Text_20_body">Value<text:tab/><text:tab/>Value of type</text:p>
      <text:p text:style-name="Text_20_body"/>
      <text:p text:style-name="Text_20_body">Sets some configurables like the node address or mode. More usally one will want to set the destination node addresses and relais for the six buttons.</text:p>
      <text:p text:style-name="Text_20_body"/>
      <text:h text:style-name="Heading_20_3" text:outline-level="3"><text:bookmark-start text:name="__RefHeading__959_903728746"/>MSG_CMD_CONFIG_GET<text:bookmark-end text:name="__RefHeading__959_903728746"/></text:h>
      <text:p text:style-name="Text_20_body">Identifier <text:tab/><text:tab/>11</text:p>
      <text:p text:style-name="Text_20_body">Data Length Code <text:tab/>1</text:p>
      <text:p text:style-name="Text_20_body">Cyclic<text:tab/><text:tab/><text:tab/>No</text:p>
      <text:p text:style-name="Text_20_body">Master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1">0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F1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>Type</text:p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/>
          </table:table-cell>
          <table:table-cell table:style-name="Table11.F2" office:value-type="string">
            <text:p text:style-name="P1"/>
          </table:table-cell>
        </table:table-row>
      </table:table>
      <text:p text:style-name="Text_20_body"/>
      <text:p text:style-name="Text_20_body">Type<text:tab/><text:tab/>See section “Configurable stuff”</text:p>
      <text:p text:style-name="Text_20_body"/>
      <text:p text:style-name="Text_20_body">Get a configurable. This will force the node to send back MSG_STATUS_CONFIG</text:p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961_903728746"/><text:soft-page-break/>Configurable stuff<text:bookmark-end text:name="__RefHeading__961_903728746"/></text:h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ID</text:p>
          </table:table-cell>
          <table:table-cell table:style-name="Table8.A1" office:value-type="string">
            <text:p text:style-name="Table_20_Contents">Name</text:p>
          </table:table-cell>
          <table:table-cell table:style-name="Table8.C1" office:value-type="string">
            <text:p text:style-name="Table_20_Contents">Description</text:p>
          </table:table-cell>
        </table:table-row>
        <table:table-row>
          <table:table-cell table:style-name="Table8.A2" office:value-type="string">
            <text:p text:style-name="Table_20_Contents">0</text:p>
          </table:table-cell>
          <table:table-cell table:style-name="Table8.A2" office:value-type="string">
            <text:p text:style-name="Table_20_Contents">CONF_NODE_ADDRESS</text:p>
          </table:table-cell>
          <table:table-cell table:style-name="Table8.C2" office:value-type="string">
            <text:p text:style-name="Table_20_Contents">Address of the node</text:p>
          </table:table-cell>
        </table:table-row>
        <table:table-row>
          <table:table-cell table:style-name="Table8.A2" office:value-type="string">
            <text:p text:style-name="Table_20_Contents">1</text:p>
          </table:table-cell>
          <table:table-cell table:style-name="Table8.A2" office:value-type="string">
            <text:p text:style-name="Table_20_Contents">CONF_MODE</text:p>
          </table:table-cell>
          <table:table-cell table:style-name="Table8.C2" office:value-type="string">
            <text:p text:style-name="Table_20_Contents">Mode of the node (see section “Modes”)</text:p>
          </table:table-cell>
        </table:table-row>
        <table:table-row>
          <table:table-cell table:style-name="Table8.A2" office:value-type="string">
            <text:p text:style-name="Table_20_Contents">2</text:p>
          </table:table-cell>
          <table:table-cell table:style-name="Table8.A2" office:value-type="string">
            <text:p text:style-name="Table_20_Contents">CONF_BANDGAP</text:p>
          </table:table-cell>
          <table:table-cell table:style-name="Table8.C2" office:value-type="string">
            <text:p text:style-name="Table_20_Contents">Calibrate bandgap voltage</text:p>
          </table:table-cell>
        </table:table-row>
        <table:table-row>
          <table:table-cell table:style-name="Table8.A2" office:value-type="string">
            <text:p text:style-name="Table_20_Contents">3</text:p>
          </table:table-cell>
          <table:table-cell table:style-name="Table8.A2" office:value-type="string">
            <text:p text:style-name="Table_20_Contents">CONF_BUTTON_1_ADDRESS</text:p>
          </table:table-cell>
          <table:table-cell table:style-name="Table8.C2" office:value-type="string">
            <text:p text:style-name="Table_20_Contents">Destination address for button 1</text:p>
          </table:table-cell>
        </table:table-row>
        <table:table-row>
          <table:table-cell table:style-name="Table8.A2" office:value-type="string">
            <text:p text:style-name="Table_20_Contents">4</text:p>
          </table:table-cell>
          <table:table-cell table:style-name="Table8.A2" office:value-type="string">
            <text:p text:style-name="Table_20_Contents">CONF_BUTTON_1_RELAIS</text:p>
          </table:table-cell>
          <table:table-cell table:style-name="Table8.C2" office:value-type="string">
            <text:p text:style-name="Table_20_Contents">Destination relais at address for button 1</text:p>
          </table:table-cell>
        </table:table-row>
        <table:table-row>
          <table:table-cell table:style-name="Table8.A2" office:value-type="string">
            <text:p text:style-name="Table_20_Contents">5</text:p>
          </table:table-cell>
          <table:table-cell table:style-name="Table8.A2" office:value-type="string">
            <text:p text:style-name="Table_20_Contents">CONF_BUTTON_2_ADDRESS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6</text:p>
          </table:table-cell>
          <table:table-cell table:style-name="Table8.A2" office:value-type="string">
            <text:p text:style-name="Table_20_Contents">CONF_BUTTON_2_RELAIS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7</text:p>
          </table:table-cell>
          <table:table-cell table:style-name="Table8.A2" office:value-type="string">
            <text:p text:style-name="Table_20_Contents">CONF_BUTTON_3_ADDRESS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8</text:p>
          </table:table-cell>
          <table:table-cell table:style-name="Table8.A2" office:value-type="string">
            <text:p text:style-name="Table_20_Contents">CONF_BUTTON_3_RELAIS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9</text:p>
          </table:table-cell>
          <table:table-cell table:style-name="Table8.A2" office:value-type="string">
            <text:p text:style-name="Table_20_Contents">CONF_BUTTON_4_ADDRESS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10</text:p>
          </table:table-cell>
          <table:table-cell table:style-name="Table8.A2" office:value-type="string">
            <text:p text:style-name="Table_20_Contents">CONF_BUTTON_4_RELAIS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11</text:p>
          </table:table-cell>
          <table:table-cell table:style-name="Table8.A2" office:value-type="string">
            <text:p text:style-name="Table_20_Contents">CONF_BUTTON_5_ADDRESS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12</text:p>
          </table:table-cell>
          <table:table-cell table:style-name="Table8.A2" office:value-type="string">
            <text:p text:style-name="Table_20_Contents">CONF_BUTTON_5_RELAIS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13</text:p>
          </table:table-cell>
          <table:table-cell table:style-name="Table8.A2" office:value-type="string">
            <text:p text:style-name="Table_20_Contents">CONF_BUTTON_6_ADDRESS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14</text:p>
          </table:table-cell>
          <table:table-cell table:style-name="Table8.A2" office:value-type="string">
            <text:p text:style-name="Table_20_Contents">CONF_BUTTON_6_RELAIS</text:p>
          </table:table-cell>
          <table:table-cell table:style-name="Table8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<text:bookmark-start text:name="__RefHeading__963_903728746"/>Modes<text:bookmark-end text:name="__RefHeading__963_903728746"/>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Contents">ID</text:p>
          </table:table-cell>
          <table:table-cell table:style-name="Table9.A1" office:value-type="string">
            <text:p text:style-name="Table_20_Contents">Name</text:p>
          </table:table-cell>
          <table:table-cell table:style-name="Table9.C1" office:value-type="string">
            <text:p text:style-name="Table_20_Contents">Description</text:p>
          </table:table-cell>
        </table:table-row>
        <table:table-row>
          <table:table-cell table:style-name="Table9.A2" office:value-type="string">
            <text:p text:style-name="Table_20_Contents">1</text:p>
          </table:table-cell>
          <table:table-cell table:style-name="Table9.A2" office:value-type="string">
            <text:p text:style-name="Table_20_Contents">MODE_HR20</text:p>
          </table:table-cell>
          <table:table-cell table:style-name="Table9.C2" office:value-type="string">
            <text:p text:style-name="Table_20_Contents">Node has connection to hr20 (excludes uart master)</text:p>
          </table:table-cell>
        </table:table-row>
        <table:table-row>
          <table:table-cell table:style-name="Table9.A2" office:value-type="string">
            <text:p text:style-name="Table_20_Contents">2</text:p>
          </table:table-cell>
          <table:table-cell table:style-name="Table9.A2" office:value-type="string">
            <text:p text:style-name="Table_20_Contents">MODE_UART_MASTER</text:p>
          </table:table-cell>
          <table:table-cell table:style-name="Table9.C2" office:value-type="string">
            <text:p text:style-name="Table_20_Contents">Node has USB PC connection (excludes hr20)</text:p>
          </table:table-cell>
        </table:table-row>
        <table:table-row>
          <table:table-cell table:style-name="Table9.A2" office:value-type="string">
            <text:p text:style-name="Table_20_Contents">4</text:p>
          </table:table-cell>
          <table:table-cell table:style-name="Table9.A2" office:value-type="string">
            <text:p text:style-name="Table_20_Contents">MODE_HEINZUNGS_MASTER</text:p>
          </table:table-cell>
          <table:table-cell table:style-name="Table9.C2" office:value-type="string">
            <text:p text:style-name="Table_20_Contents">Node is HEINZUNG_MASTER</text:p>
          </table:table-cell>
        </table:table-row>
        <table:table-row>
          <table:table-cell table:style-name="Table9.A2" office:value-type="string">
            <text:p text:style-name="Table_20_Contents">8</text:p>
          </table:table-cell>
          <table:table-cell table:style-name="Table9.A2" office:value-type="string">
            <text:p text:style-name="Table_20_Contents">MODE_BLUBB_COUNTER</text:p>
          </table:table-cell>
          <table:table-cell table:style-name="Table9.C2" office:value-type="string">
            <text:p text:style-name="Table_20_Contents">Node is BLUBB_COUNTER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 style:list-style-name=""/>
    <style:page-layout style:name="Mpm1">
      <style:page-layout-properties fo:page-width="8.2701in" fo:page-height="11.6902in" style:num-format="1" style:print-orientation="portrait" fo:margin-top="0.4902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h text:style-name="Heading_20_1" text:outline-level="1"><text:bookmark-start text:name="__RefHeading__953_903728746"/>CanNode protocol documentation<text:bookmark-end text:name="__RefHeading__953_903728746"/></text:h>
        <text:h text:style-name="MP1" text:outline-level="1"/>
      </style:header>
      <style:footer>
        <text:p text:style-name="Horizontal_20_Line"/>
        <text:p text:style-name="Footer"><text:tab/><text:tab/>www.bjoern-b.de</text:p>
        <text:p text:style-name="Footer">Björn Biesenbach<text:tab/><text:tab/>4. Feb 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oern </meta:initial-creator>
    <meta:creation-date>2013-01-31T21:51:21</meta:creation-date>
    <dc:date>2013-02-04T23:14:55</dc:date>
    <dc:creator>bjoern </dc:creator>
    <meta:editing-duration>PT8H47M31S</meta:editing-duration>
    <meta:editing-cycles>30</meta:editing-cycles>
    <meta:generator>LibreOffice/3.5$Linux_X86_64 LibreOffice_project/350m1$Build-2</meta:generator>
    <meta:document-statistic meta:table-count="11" meta:image-count="0" meta:object-count="0" meta:page-count="6" meta:paragraph-count="275" meta:word-count="577" meta:character-count="3537" meta:non-whitespace-character-count="3182"/>
  </office:meta>
</office:document-meta>
</file>